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357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01-05-28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11-06-22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21-11-25</text:p>
          </table:table-cell>
        </table:table-row>
        <table:table-row table:style-name="ro2">
          <table:table-cell office:value-type="string" calcext:value-type="string">
            <text:p><text:a xlink:href="javascript:sym(32338)" xlink:type="simple">Banepa</text:a></text:p>
          </table:table-cell>
          <table:table-cell office:value-type="string" calcext:value-type="string">
            <text:p>भोंत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57722" calcext:value-type="float">
            <text:p>57722</text:p>
          </table:table-cell>
          <table:table-cell office:value-type="float" office:value="67690" calcext:value-type="float">
            <text:p>67690</text:p>
          </table:table-cell>
        </table:table-row>
        <table:table-row table:style-name="ro3">
          <table:table-cell office:value-type="string" calcext:value-type="string">
            <text:p><text:a xlink:href="javascript:sym(3521)" xlink:type="simple">Bhaktapur</text:a> (Bhadgaon)</text:p>
          </table:table-cell>
          <table:table-cell office:value-type="string" calcext:value-type="string">
            <text:p>भक्तपुर</text:p>
          </table:table-cell>
          <table:table-cell office:value-type="float" office:value="3" calcext:value-type="float">
            <text:p>3</text:p>
          </table:table-cell>
          <table:table-cell office:value-type="float" office:value="72543" calcext:value-type="float">
            <text:p>72543</text:p>
          </table:table-cell>
          <table:table-cell office:value-type="float" office:value="83658" calcext:value-type="float">
            <text:p>83658</text:p>
          </table:table-cell>
          <table:table-cell office:value-type="float" office:value="79136" calcext:value-type="float">
            <text:p>79136</text:p>
          </table:table-cell>
        </table:table-row>
        <table:table-row table:style-name="ro2">
          <table:table-cell office:value-type="string" calcext:value-type="string">
            <text:p><text:a xlink:href="javascript:sym(3531)" xlink:type="simple">Bharatpur</text:a></text:p>
          </table:table-cell>
          <table:table-cell office:value-type="string" calcext:value-type="string">
            <text:p>भरतपुर</text:p>
          </table:table-cell>
          <table:table-cell office:value-type="float" office:value="3" calcext:value-type="float">
            <text:p>3</text:p>
          </table:table-cell>
          <table:table-cell office:value-type="float" office:value="210593" calcext:value-type="float">
            <text:p>210593</text:p>
          </table:table-cell>
          <table:table-cell office:value-type="float" office:value="285167" calcext:value-type="float">
            <text:p>285167</text:p>
          </table:table-cell>
          <table:table-cell office:value-type="float" office:value="369268" calcext:value-type="float">
            <text:p>369268</text:p>
          </table:table-cell>
        </table:table-row>
        <table:table-row table:style-name="ro2">
          <table:table-cell office:value-type="string" calcext:value-type="string">
            <text:p><text:a xlink:href="javascript:sym(3534)" xlink:type="simple">Bhimdatta</text:a></text:p>
          </table:table-cell>
          <table:table-cell office:value-type="string" calcext:value-type="string">
            <text:p>महेन्द्रनगर</text:p>
          </table:table-cell>
          <table:table-cell office:value-type="float" office:value="7" calcext:value-type="float">
            <text:p>7</text:p>
          </table:table-cell>
          <table:table-cell office:value-type="float" office:value="80839" calcext:value-type="float">
            <text:p>80839</text:p>
          </table:table-cell>
          <table:table-cell office:value-type="float" office:value="106666" calcext:value-type="float">
            <text:p>106666</text:p>
          </table:table-cell>
          <table:table-cell office:value-type="float" office:value="122320" calcext:value-type="float">
            <text:p>122320</text:p>
          </table:table-cell>
        </table:table-row>
        <table:table-row table:style-name="ro3">
          <table:table-cell office:value-type="string" calcext:value-type="string">
            <text:p><text:a xlink:href="javascript:sym(3522)" xlink:type="simple">Biratnagar</text:a> (Morang)</text:p>
          </table:table-cell>
          <table:table-cell office:value-type="string" calcext:value-type="string">
            <text:p>बिराटनग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</text:p>
          </table:table-cell>
          <table:table-cell office:value-type="float" office:value="218526" calcext:value-type="float">
            <text:p>218526</text:p>
          </table:table-cell>
          <table:table-cell office:value-type="float" office:value="243927" calcext:value-type="float">
            <text:p>243927</text:p>
          </table:table-cell>
        </table:table-row>
        <table:table-row table:style-name="ro2">
          <table:table-cell office:value-type="string" calcext:value-type="string">
            <text:p><text:a xlink:href="javascript:sym(11984)" xlink:type="simple">Birendranagar</text:a></text:p>
          </table:table-cell>
          <table:table-cell office:value-type="string" calcext:value-type="string">
            <text:p>वीरेन्द्रनगर</text:p>
          </table:table-cell>
          <table:table-cell office:value-type="float" office:value="6" calcext:value-type="float">
            <text:p>6</text:p>
          </table:table-cell>
          <table:table-cell office:value-type="float" office:value="67649" calcext:value-type="float">
            <text:p>67649</text:p>
          </table:table-cell>
          <table:table-cell office:value-type="float" office:value="105107" calcext:value-type="float">
            <text:p>105107</text:p>
          </table:table-cell>
          <table:table-cell office:value-type="float" office:value="153863" calcext:value-type="float">
            <text:p>153863</text:p>
          </table:table-cell>
        </table:table-row>
        <table:table-row table:style-name="ro2">
          <table:table-cell office:value-type="string" calcext:value-type="string">
            <text:p><text:a xlink:href="javascript:sym(3523)" xlink:type="simple">Birgunj</text:a></text:p>
          </table:table-cell>
          <table:table-cell office:value-type="string" calcext:value-type="string">
            <text:p>वीरगंज</text:p>
          </table:table-cell>
          <table:table-cell office:value-type="float" office:value="2" calcext:value-type="float">
            <text:p>2</text:p>
          </table:table-cell>
          <table:table-cell office:value-type="float" office:value="194960" calcext:value-type="float">
            <text:p>194960</text:p>
          </table:table-cell>
          <table:table-cell office:value-type="float" office:value="244086" calcext:value-type="float">
            <text:p>244086</text:p>
          </table:table-cell>
          <table:table-cell office:value-type="float" office:value="272382" calcext:value-type="float">
            <text:p>272382</text:p>
          </table:table-cell>
        </table:table-row>
        <table:table-row table:style-name="ro2">
          <table:table-cell office:value-type="string" calcext:value-type="string">
            <text:p><text:a xlink:href="javascript:sym(38063)" xlink:type="simple">Birtamod</text:a></text:p>
          </table:table-cell>
          <table:table-cell office:value-type="string" calcext:value-type="string">
            <text:p>बिर्तामोड</text:p>
          </table:table-cell>
          <table:table-cell office:value-type="float" office:value="1" calcext:value-type="float">
            <text:p>1</text:p>
          </table:table-cell>
          <table:table-cell office:value-type="float" office:value="58001" calcext:value-type="float">
            <text:p>58001</text:p>
          </table:table-cell>
          <table:table-cell office:value-type="float" office:value="82592" calcext:value-type="float">
            <text:p>82592</text:p>
          </table:table-cell>
          <table:table-cell office:value-type="float" office:value="116192" calcext:value-type="float">
            <text:p>116192</text:p>
          </table:table-cell>
        </table:table-row>
        <table:table-row table:style-name="ro2">
          <table:table-cell office:value-type="string" calcext:value-type="string">
            <text:p><text:a xlink:href="javascript:sym(38071)" xlink:type="simple">Budhanilkantha</text:a></text:p>
          </table:table-cell>
          <table:table-cell office:value-type="string" calcext:value-type="string">
            <text:p>बुढानिलकण्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12281" calcext:value-type="float">
            <text:p>112281</text:p>
          </table:table-cell>
          <table:table-cell office:value-type="float" office:value="177557" calcext:value-type="float">
            <text:p>177557</text:p>
          </table:table-cell>
        </table:table-row>
        <table:table-row table:style-name="ro2">
          <table:table-cell office:value-type="string" calcext:value-type="string">
            <text:p><text:a xlink:href="javascript:sym(3532)" xlink:type="simple">Butwal</text:a></text:p>
          </table:table-cell>
          <table:table-cell office:value-type="string" calcext:value-type="string">
            <text:p>बुटवल</text:p>
          </table:table-cell>
          <table:table-cell office:value-type="float" office:value="5" calcext:value-type="float">
            <text:p>5</text:p>
          </table:table-cell>
          <table:table-cell office:value-type="float" office:value="91252" calcext:value-type="float">
            <text:p>91252</text:p>
          </table:table-cell>
          <table:table-cell office:value-type="float" office:value="141262" calcext:value-type="float">
            <text:p>141262</text:p>
          </table:table-cell>
          <table:table-cell office:value-type="float" office:value="194335" calcext:value-type="float">
            <text:p>194335</text:p>
          </table:table-cell>
        </table:table-row>
        <table:table-row table:style-name="ro2">
          <table:table-cell office:value-type="string" calcext:value-type="string">
            <text:p><text:a xlink:href="javascript:sym(38065)" xlink:type="simple">Chandragiri</text:a></text:p>
          </table:table-cell>
          <table:table-cell office:value-type="string" calcext:value-type="string">
            <text:p>चन्द्रागिरी</text:p>
          </table:table-cell>
          <table:table-cell office:value-type="float" office:value="3" calcext:value-type="float">
            <text:p>3</text:p>
          </table:table-cell>
          <table:table-cell office:value-type="float" office:value="55032" calcext:value-type="float">
            <text:p>55032</text:p>
          </table:table-cell>
          <table:table-cell office:value-type="float" office:value="87553" calcext:value-type="float">
            <text:p>87553</text:p>
          </table:table-cell>
          <table:table-cell office:value-type="float" office:value="136860" calcext:value-type="float">
            <text:p>136860</text:p>
          </table:table-cell>
        </table:table-row>
        <table:table-row table:style-name="ro2">
          <table:table-cell office:value-type="string" calcext:value-type="string">
            <text:p><text:a xlink:href="javascript:sym(11969)" xlink:type="simple">Damak</text:a></text:p>
          </table:table-cell>
          <table:table-cell office:value-type="string" calcext:value-type="string">
            <text:p>दमक</text:p>
          </table:table-cell>
          <table:table-cell office:value-type="float" office:value="1" calcext:value-type="float">
            <text:p>1</text:p>
          </table:table-cell>
          <table:table-cell office:value-type="float" office:value="35009" calcext:value-type="float">
            <text:p>35009</text:p>
          </table:table-cell>
          <table:table-cell office:value-type="float" office:value="75743" calcext:value-type="float">
            <text:p>75743</text:p>
          </table:table-cell>
          <table:table-cell office:value-type="float" office:value="107227" calcext:value-type="float">
            <text:p>107227</text:p>
          </table:table-cell>
        </table:table-row>
        <table:table-row table:style-name="ro2">
          <table:table-cell office:value-type="string" calcext:value-type="string">
            <text:p><text:a xlink:href="javascript:sym(3533)" xlink:type="simple">Dhangadhi</text:a></text:p>
          </table:table-cell>
          <table:table-cell office:value-type="string" calcext:value-type="string">
            <text:p>धनगढी</text:p>
          </table:table-cell>
          <table:table-cell office:value-type="float" office:value="7" calcext:value-type="float">
            <text:p>7</text:p>
          </table:table-cell>
          <table:table-cell office:value-type="float" office:value="105586" calcext:value-type="float">
            <text:p>105586</text:p>
          </table:table-cell>
          <table:table-cell office:value-type="float" office:value="149818" calcext:value-type="float">
            <text:p>149818</text:p>
          </table:table-cell>
          <table:table-cell office:value-type="float" office:value="198792" calcext:value-type="float">
            <text:p>198792</text:p>
          </table:table-cell>
        </table:table-row>
        <table:table-row table:style-name="ro2">
          <table:table-cell office:value-type="string" calcext:value-type="string">
            <text:p><text:a xlink:href="javascript:sym(3524)" xlink:type="simple">Dharan</text:a></text:p>
          </table:table-cell>
          <table:table-cell office:value-type="string" calcext:value-type="string">
            <text:p>धरान</text:p>
          </table:table-cell>
          <table:table-cell office:value-type="float" office:value="1" calcext:value-type="float">
            <text:p>1</text:p>
          </table:table-cell>
          <table:table-cell office:value-type="float" office:value="114571" calcext:value-type="float">
            <text:p>114571</text:p>
          </table:table-cell>
          <table:table-cell office:value-type="float" office:value="141439" calcext:value-type="float">
            <text:p>141439</text:p>
          </table:table-cell>
          <table:table-cell office:value-type="float" office:value="166531" calcext:value-type="float">
            <text:p>166531</text:p>
          </table:table-cell>
        </table:table-row>
        <table:table-row table:style-name="ro1">
          <table:table-cell office:value-type="string" calcext:value-type="string">
            <text:p><text:a xlink:href="javascript:sym(38054)" xlink:type="simple">Ghorahi</text:a> (incl. Tribhuvannagar)</text:p>
          </table:table-cell>
          <table:table-cell office:value-type="string" calcext:value-type="string">
            <text:p>घोराही</text:p>
          </table:table-cell>
          <table:table-cell office:value-type="float" office:value="5" calcext:value-type="float">
            <text:p>5</text:p>
          </table:table-cell>
          <table:table-cell office:value-type="float" office:value="125119" calcext:value-type="float">
            <text:p>125119</text:p>
          </table:table-cell>
          <table:table-cell office:value-type="float" office:value="158628" calcext:value-type="float">
            <text:p>158628</text:p>
          </table:table-cell>
          <table:table-cell office:value-type="float" office:value="200530" calcext:value-type="float">
            <text:p>200530</text:p>
          </table:table-cell>
        </table:table-row>
        <table:table-row table:style-name="ro2">
          <table:table-cell office:value-type="string" calcext:value-type="string">
            <text:p><text:a xlink:href="javascript:sym(38059)" xlink:type="simple">Godawari</text:a></text:p>
          </table:table-cell>
          <table:table-cell office:value-type="string" calcext:value-type="string">
            <text:p>गोदावरी</text:p>
          </table:table-cell>
          <table:table-cell office:value-type="float" office:value="3" calcext:value-type="float">
            <text:p>3</text:p>
          </table:table-cell>
          <table:table-cell office:value-type="float" office:value="66240" calcext:value-type="float">
            <text:p>66240</text:p>
          </table:table-cell>
          <table:table-cell office:value-type="float" office:value="80376" calcext:value-type="float">
            <text:p>80376</text:p>
          </table:table-cell>
          <table:table-cell office:value-type="float" office:value="97633" calcext:value-type="float">
            <text:p>97633</text:p>
          </table:table-cell>
        </table:table-row>
        <table:table-row table:style-name="ro2">
          <table:table-cell office:value-type="string" calcext:value-type="string">
            <text:p><text:a xlink:href="javascript:sym(38064)" xlink:type="simple">Gokarneshwar</text:a></text:p>
          </table:table-cell>
          <table:table-cell office:value-type="string" calcext:value-type="string">
            <text:p>गोकर्णेश्वर</text:p>
          </table:table-cell>
          <table:table-cell office:value-type="float" office:value="3" calcext:value-type="float">
            <text:p>3</text:p>
          </table:table-cell>
          <table:table-cell office:value-type="float" office:value="57698" calcext:value-type="float">
            <text:p>57698</text:p>
          </table:table-cell>
          <table:table-cell office:value-type="float" office:value="110452" calcext:value-type="float">
            <text:p>110452</text:p>
          </table:table-cell>
          <table:table-cell office:value-type="float" office:value="149366" calcext:value-type="float">
            <text:p>149366</text:p>
          </table:table-cell>
        </table:table-row>
        <table:table-row table:style-name="ro2">
          <table:table-cell office:value-type="string" calcext:value-type="string">
            <text:p><text:a xlink:href="javascript:sym(11975)" xlink:type="simple">Gulariya</text:a></text:p>
          </table:table-cell>
          <table:table-cell office:value-type="string" calcext:value-type="string">
            <text:p>गुलरिया</text:p>
          </table:table-cell>
          <table:table-cell office:value-type="float" office:value="5" calcext:value-type="float">
            <text:p>5</text:p>
          </table:table-cell>
          <table:table-cell office:value-type="float" office:value="56532" calcext:value-type="float">
            <text:p>56532</text:p>
          </table:table-cell>
          <table:table-cell office:value-type="float" office:value="68164" calcext:value-type="float">
            <text:p>68164</text:p>
          </table:table-cell>
          <table:table-cell office:value-type="float" office:value="74505" calcext:value-type="float">
            <text:p>74505</text:p>
          </table:table-cell>
        </table:table-row>
        <table:table-row table:style-name="ro2">
          <table:table-cell office:value-type="string" calcext:value-type="string">
            <text:p><text:a xlink:href="javascript:sym(3525)" xlink:type="simple">Hetauda</text:a></text:p>
          </table:table-cell>
          <table:table-cell office:value-type="string" calcext:value-type="string">
            <text:p>हेटौडा</text:p>
          </table:table-cell>
          <table:table-cell office:value-type="float" office:value="3" calcext:value-type="float">
            <text:p>3</text:p>
          </table:table-cell>
          <table:table-cell office:value-type="float" office:value="129872" calcext:value-type="float">
            <text:p>129872</text:p>
          </table:table-cell>
          <table:table-cell office:value-type="float" office:value="154660" calcext:value-type="float">
            <text:p>154660</text:p>
          </table:table-cell>
          <table:table-cell office:value-type="float" office:value="193576" calcext:value-type="float">
            <text:p>193576</text:p>
          </table:table-cell>
        </table:table-row>
        <table:table-row table:style-name="ro2">
          <table:table-cell office:value-type="string" calcext:value-type="string">
            <text:p><text:a xlink:href="javascript:sym(13594)" xlink:type="simple">Inaruwa</text:a></text:p>
          </table:table-cell>
          <table:table-cell office:value-type="string" calcext:value-type="string">
            <text:p>इनरूव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</text:p>
          </table:table-cell>
          <table:table-cell office:value-type="float" office:value="64749" calcext:value-type="float">
            <text:p>64749</text:p>
          </table:table-cell>
          <table:table-cell office:value-type="float" office:value="74914" calcext:value-type="float">
            <text:p>74914</text:p>
          </table:table-cell>
        </table:table-row>
        <table:table-row table:style-name="ro2">
          <table:table-cell office:value-type="string" calcext:value-type="string">
            <text:p><text:a xlink:href="javascript:sym(11978)" xlink:type="simple">Itahari</text:a></text:p>
          </table:table-cell>
          <table:table-cell office:value-type="string" calcext:value-type="string">
            <text:p>इटहरी</text:p>
          </table:table-cell>
          <table:table-cell office:value-type="float" office:value="1" calcext:value-type="float">
            <text:p>1</text:p>
          </table:table-cell>
          <table:table-cell office:value-type="float" office:value="90364" calcext:value-type="float">
            <text:p>90364</text:p>
          </table:table-cell>
          <table:table-cell office:value-type="float" office:value="143786" calcext:value-type="float">
            <text:p>143786</text:p>
          </table:table-cell>
          <table:table-cell office:value-type="float" office:value="197241" calcext:value-type="float">
            <text:p>197241</text:p>
          </table:table-cell>
        </table:table-row>
        <table:table-row table:style-name="ro1">
          <table:table-cell office:value-type="string" calcext:value-type="string">
            <text:p><text:a xlink:href="javascript:sym(3526)" xlink:type="simple">Janakpur</text:a> (Janakpurdham)</text:p>
          </table:table-cell>
          <table:table-cell office:value-type="string" calcext:value-type="string">
            <text:p>जनकपु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</text:p>
          </table:table-cell>
          <table:table-cell office:value-type="float" office:value="162842" calcext:value-type="float">
            <text:p>162842</text:p>
          </table:table-cell>
          <table:table-cell office:value-type="float" office:value="194556" calcext:value-type="float">
            <text:p>194556</text:p>
          </table:table-cell>
        </table:table-row>
        <table:table-row table:style-name="ro2">
          <table:table-cell office:value-type="string" calcext:value-type="string">
            <text:p><text:a xlink:href="javascript:sym(38073)" xlink:type="simple">Jitpur Simara</text:a></text:p>
          </table:table-cell>
          <table:table-cell office:value-type="string" calcext:value-type="string">
            <text:p>जीतपुर सिमर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</text:p>
          </table:table-cell>
          <table:table-cell office:value-type="float" office:value="118398" calcext:value-type="float">
            <text:p>118398</text:p>
          </table:table-cell>
          <table:table-cell office:value-type="float" office:value="127307" calcext:value-type="float">
            <text:p>127307</text:p>
          </table:table-cell>
        </table:table-row>
        <table:table-row table:style-name="ro4">
          <table:table-cell office:value-type="string" calcext:value-type="string">
            <text:p><text:a xlink:href="javascript:sym(38070)" xlink:type="simple">Kageshwari Manohara</text:a></text:p>
          </table:table-cell>
          <table:table-cell office:value-type="string" calcext:value-type="string">
            <text:p>कागेश्वरी मनोहरा</text:p>
          </table:table-cell>
          <table:table-cell office:value-type="float" office:value="3" calcext:value-type="float">
            <text:p>3</text:p>
          </table:table-cell>
          <table:table-cell office:value-type="float" office:value="32077" calcext:value-type="float">
            <text:p>32077</text:p>
          </table:table-cell>
          <table:table-cell office:value-type="float" office:value="60553" calcext:value-type="float">
            <text:p>60553</text:p>
          </table:table-cell>
          <table:table-cell office:value-type="float" office:value="130433" calcext:value-type="float">
            <text:p>130433</text:p>
          </table:table-cell>
        </table:table-row>
        <table:table-row table:style-name="ro2">
          <table:table-cell office:value-type="string" calcext:value-type="string">
            <text:p><text:a xlink:href="javascript:sym(13595)" xlink:type="simple">Kalaiya</text:a></text:p>
          </table:table-cell>
          <table:table-cell office:value-type="string" calcext:value-type="string">
            <text:p>कैलाल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</text:p>
          </table:table-cell>
          <table:table-cell office:value-type="float" office:value="123575" calcext:value-type="float">
            <text:p>123575</text:p>
          </table:table-cell>
          <table:table-cell office:value-type="float" office:value="136222" calcext:value-type="float">
            <text:p>136222</text:p>
          </table:table-cell>
        </table:table-row>
        <table:table-row table:style-name="ro2">
          <table:table-cell office:value-type="string" calcext:value-type="string">
            <text:p><text:a xlink:href="javascript:sym(3527)" xlink:type="simple">Kathmandu</text:a></text:p>
          </table:table-cell>
          <table:table-cell office:value-type="string" calcext:value-type="string">
            <text:p>काठमाडौं</text:p>
          </table:table-cell>
          <table:table-cell office:value-type="float" office:value="3" calcext:value-type="float">
            <text:p>3</text:p>
          </table:table-cell>
          <table:table-cell office:value-type="float" office:value="671846" calcext:value-type="float">
            <text:p>671846</text:p>
          </table:table-cell>
          <table:table-cell office:value-type="float" office:value="1003285" calcext:value-type="float">
            <text:p>1003285</text:p>
          </table:table-cell>
          <table:table-cell office:value-type="float" office:value="862400" calcext:value-type="float">
            <text:p>862400</text:p>
          </table:table-cell>
        </table:table-row>
        <table:table-row table:style-name="ro2">
          <table:table-cell office:value-type="string" calcext:value-type="string">
            <text:p><text:a xlink:href="javascript:sym(38058)" xlink:type="simple">Kawasoti</text:a></text:p>
          </table:table-cell>
          <table:table-cell office:value-type="string" calcext:value-type="string">
            <text:p>कावासोती</text:p>
          </table:table-cell>
          <table:table-cell office:value-type="float" office:value="4" calcext:value-type="float">
            <text:p>4</text:p>
          </table:table-cell>
          <table:table-cell office:value-type="float" office:value="51413" calcext:value-type="float">
            <text:p>51413</text:p>
          </table:table-cell>
          <table:table-cell office:value-type="float" office:value="62583" calcext:value-type="float">
            <text:p>62583</text:p>
          </table:table-cell>
          <table:table-cell office:value-type="float" office:value="86821" calcext:value-type="float">
            <text:p>86821</text:p>
          </table:table-cell>
        </table:table-row>
        <table:table-row table:style-name="ro2">
          <table:table-cell office:value-type="string" calcext:value-type="string">
            <text:p><text:a xlink:href="javascript:sym(11974)" xlink:type="simple">Kirtipur</text:a></text:p>
          </table:table-cell>
          <table:table-cell office:value-type="string" calcext:value-type="string">
            <text:p>कीर्तिपुर</text:p>
          </table:table-cell>
          <table:table-cell office:value-type="float" office:value="3" calcext:value-type="float">
            <text:p>3</text:p>
          </table:table-cell>
          <table:table-cell office:value-type="float" office:value="40835" calcext:value-type="float">
            <text:p>40835</text:p>
          </table:table-cell>
          <table:table-cell office:value-type="float" office:value="67171" calcext:value-type="float">
            <text:p>67171</text:p>
          </table:table-cell>
          <table:table-cell office:value-type="float" office:value="81578" calcext:value-type="float">
            <text:p>81578</text:p>
          </table:table-cell>
        </table:table-row>
        <table:table-row table:style-name="ro2">
          <table:table-cell office:value-type="string" calcext:value-type="string">
            <text:p><text:a xlink:href="javascript:sym(38055)" xlink:type="simple">Kohalpur</text:a></text:p>
          </table:table-cell>
          <table:table-cell office:value-type="string" calcext:value-type="string">
            <text:p>कोहलपुर</text:p>
          </table:table-cell>
          <table:table-cell office:value-type="float" office:value="5" calcext:value-type="float">
            <text:p>5</text:p>
          </table:table-cell>
          <table:table-cell office:value-type="float" office:value="41999" calcext:value-type="float">
            <text:p>41999</text:p>
          </table:table-cell>
          <table:table-cell office:value-type="float" office:value="72748" calcext:value-type="float">
            <text:p>72748</text:p>
          </table:table-cell>
          <table:table-cell office:value-type="float" office:value="101667" calcext:value-type="float">
            <text:p>101667</text:p>
          </table:table-cell>
        </table:table-row>
        <table:table-row table:style-name="ro2">
          <table:table-cell office:value-type="string" calcext:value-type="string">
            <text:p><text:a xlink:href="javascript:sym(13591)" xlink:type="simple">Lahan</text:a></text:p>
          </table:table-cell>
          <table:table-cell office:value-type="string" calcext:value-type="string">
            <text:p>लाहान</text:p>
          </table:table-cell>
          <table:table-cell office:value-type="float" office:value="2" calcext:value-type="float">
            <text:p>2</text:p>
          </table:table-cell>
          <table:table-cell office:value-type="float" office:value="81918" calcext:value-type="float">
            <text:p>81918</text:p>
          </table:table-cell>
          <table:table-cell office:value-type="float" office:value="92040" calcext:value-type="float">
            <text:p>92040</text:p>
          </table:table-cell>
          <table:table-cell office:value-type="float" office:value="102031" calcext:value-type="float">
            <text:p>102031</text:p>
          </table:table-cell>
        </table:table-row>
        <table:table-row table:style-name="ro3">
          <table:table-cell office:value-type="string" calcext:value-type="string">
            <text:p><text:a xlink:href="javascript:sym(3528)" xlink:type="simple">Lalitpur</text:a> (Patan)</text:p>
          </table:table-cell>
          <table:table-cell office:value-type="string" calcext:value-type="string">
            <text:p>ललितपुर</text:p>
          </table:table-cell>
          <table:table-cell office:value-type="float" office:value="3" calcext:value-type="float">
            <text:p>3</text:p>
          </table:table-cell>
          <table:table-cell office:value-type="float" office:value="200020" calcext:value-type="float">
            <text:p>200020</text:p>
          </table:table-cell>
          <table:table-cell office:value-type="float" office:value="292848" calcext:value-type="float">
            <text:p>292848</text:p>
          </table:table-cell>
          <table:table-cell office:value-type="float" office:value="294098" calcext:value-type="float">
            <text:p>294098</text:p>
          </table:table-cell>
        </table:table-row>
        <table:table-row table:style-name="ro2">
          <table:table-cell office:value-type="string" calcext:value-type="string">
            <text:p><text:a xlink:href="javascript:sym(11973)" xlink:type="simple">Madhyapur Thimi</text:a></text:p>
          </table:table-cell>
          <table:table-cell office:value-type="string" calcext:value-type="string">
            <text:p>मध्यपुर ठिमी</text:p>
          </table:table-cell>
          <table:table-cell office:value-type="float" office:value="3" calcext:value-type="float">
            <text:p>3</text:p>
          </table:table-cell>
          <table:table-cell office:value-type="float" office:value="47751" calcext:value-type="float">
            <text:p>47751</text:p>
          </table:table-cell>
          <table:table-cell office:value-type="float" office:value="84142" calcext:value-type="float">
            <text:p>84142</text:p>
          </table:table-cell>
          <table:table-cell office:value-type="float" office:value="119756" calcext:value-type="float">
            <text:p>119756</text:p>
          </table:table-cell>
        </table:table-row>
        <table:table-row table:style-name="ro2">
          <table:table-cell office:value-type="string" calcext:value-type="string">
            <text:p><text:a xlink:href="javascript:sym(38069)" xlink:type="simple">Mahalaxmi</text:a></text:p>
          </table:table-cell>
          <table:table-cell office:value-type="string" calcext:value-type="string">
            <text:p>महालक्ष्मी</text:p>
          </table:table-cell>
          <table:table-cell office:value-type="float" office:value="3" calcext:value-type="float">
            <text:p>3</text:p>
          </table:table-cell>
          <table:table-cell office:value-type="float" office:value="35802" calcext:value-type="float">
            <text:p>35802</text:p>
          </table:table-cell>
          <table:table-cell office:value-type="float" office:value="62624" calcext:value-type="float">
            <text:p>62624</text:p>
          </table:table-cell>
          <table:table-cell office:value-type="float" office:value="123116" calcext:value-type="float">
            <text:p>123116</text:p>
          </table:table-cell>
        </table:table-row>
        <table:table-row table:style-name="ro1">
          <table:table-cell office:value-type="string" calcext:value-type="string">
            <text:p><text:a xlink:href="javascript:sym(11972)" xlink:type="simple">Mechinagar</text:a> (Dhulabari-Kakarbhitta)</text:p>
          </table:table-cell>
          <table:table-cell office:value-type="string" calcext:value-type="string">
            <text:p>मेचीनगर</text:p>
          </table:table-cell>
          <table:table-cell office:value-type="float" office:value="1" calcext:value-type="float">
            <text:p>1</text:p>
          </table:table-cell>
          <table:table-cell office:value-type="float" office:value="97422" calcext:value-type="float">
            <text:p>97422</text:p>
          </table:table-cell>
          <table:table-cell office:value-type="float" office:value="112997" calcext:value-type="float">
            <text:p>112997</text:p>
          </table:table-cell>
          <table:table-cell office:value-type="float" office:value="133073" calcext:value-type="float">
            <text:p>133073</text:p>
          </table:table-cell>
        </table:table-row>
        <table:table-row table:style-name="ro2">
          <table:table-cell office:value-type="string" calcext:value-type="string">
            <text:p><text:a xlink:href="javascript:sym(38067)" xlink:type="simple">Nagarjun</text:a></text:p>
          </table:table-cell>
          <table:table-cell office:value-type="string" calcext:value-type="string">
            <text:p>नागार्जुन</text:p>
          </table:table-cell>
          <table:table-cell office:value-type="float" office:value="3" calcext:value-type="float">
            <text:p>3</text:p>
          </table:table-cell>
          <table:table-cell office:value-type="float" office:value="33055" calcext:value-type="float">
            <text:p>33055</text:p>
          </table:table-cell>
          <table:table-cell office:value-type="float" office:value="68863" calcext:value-type="float">
            <text:p>68863</text:p>
          </table:table-cell>
          <table:table-cell office:value-type="float" office:value="115437" calcext:value-type="float">
            <text:p>115437</text:p>
          </table:table-cell>
        </table:table-row>
        <table:table-row table:style-name="ro2">
          <table:table-cell office:value-type="string" calcext:value-type="string">
            <text:p><text:a xlink:href="javascript:sym(3529)" xlink:type="simple">Nepalganj</text:a></text:p>
          </table:table-cell>
          <table:table-cell office:value-type="string" calcext:value-type="string">
            <text:p>नेपालगञ्ज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..</text:p>
          </table:table-cell>
          <table:table-cell office:value-type="float" office:value="141241" calcext:value-type="float">
            <text:p>141241</text:p>
          </table:table-cell>
          <table:table-cell office:value-type="float" office:value="164444" calcext:value-type="float">
            <text:p>164444</text:p>
          </table:table-cell>
        </table:table-row>
        <table:table-row table:style-name="ro2">
          <table:table-cell office:value-type="string" calcext:value-type="string">
            <text:p><text:a xlink:href="javascript:sym(3530)" xlink:type="simple">Pokhara</text:a></text:p>
          </table:table-cell>
          <table:table-cell office:value-type="string" calcext:value-type="string">
            <text:p>पोखरा</text:p>
          </table:table-cell>
          <table:table-cell office:value-type="float" office:value="4" calcext:value-type="float">
            <text:p>4</text:p>
          </table:table-cell>
          <table:table-cell office:value-type="float" office:value="283137" calcext:value-type="float">
            <text:p>283137</text:p>
          </table:table-cell>
          <table:table-cell office:value-type="float" office:value="413934" calcext:value-type="float">
            <text:p>413934</text:p>
          </table:table-cell>
          <table:table-cell office:value-type="float" office:value="513504" calcext:value-type="float">
            <text:p>513504</text:p>
          </table:table-cell>
        </table:table-row>
        <table:table-row table:style-name="ro2">
          <table:table-cell office:value-type="string" calcext:value-type="string">
            <text:p><text:a xlink:href="javascript:sym(11983)" xlink:type="simple">Rajbiraj</text:a></text:p>
          </table:table-cell>
          <table:table-cell office:value-type="string" calcext:value-type="string">
            <text:p>राजबिराज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..</text:p>
          </table:table-cell>
          <table:table-cell office:value-type="float" office:value="68899" calcext:value-type="float">
            <text:p>68899</text:p>
          </table:table-cell>
          <table:table-cell office:value-type="float" office:value="70803" calcext:value-type="float">
            <text:p>70803</text:p>
          </table:table-cell>
        </table:table-row>
        <table:table-row table:style-name="ro2">
          <table:table-cell office:value-type="string" calcext:value-type="string">
            <text:p><text:a xlink:href="javascript:sym(11981)" xlink:type="simple">Ratnanagar</text:a></text:p>
          </table:table-cell>
          <table:table-cell office:value-type="string" calcext:value-type="string">
            <text:p>रत्ननगर</text:p>
          </table:table-cell>
          <table:table-cell office:value-type="float" office:value="3" calcext:value-type="float">
            <text:p>3</text:p>
          </table:table-cell>
          <table:table-cell office:value-type="float" office:value="58824" calcext:value-type="float">
            <text:p>58824</text:p>
          </table:table-cell>
          <table:table-cell office:value-type="float" office:value="70226" calcext:value-type="float">
            <text:p>70226</text:p>
          </table:table-cell>
          <table:table-cell office:value-type="float" office:value="89905" calcext:value-type="float">
            <text:p>89905</text:p>
          </table:table-cell>
        </table:table-row>
        <table:table-row table:style-name="ro1">
          <table:table-cell office:value-type="string" calcext:value-type="string">
            <text:p><text:a xlink:href="javascript:sym(11970)" xlink:type="simple">Siddharthanagar</text:a> (Bhairahawa)</text:p>
          </table:table-cell>
          <table:table-cell office:value-type="string" calcext:value-type="string">
            <text:p>सिद्धार्थनगर</text:p>
          </table:table-cell>
          <table:table-cell office:value-type="float" office:value="5" calcext:value-type="float">
            <text:p>5</text:p>
          </table:table-cell>
          <table:table-cell office:value-type="float" office:value="52569" calcext:value-type="float">
            <text:p>52569</text:p>
          </table:table-cell>
          <table:table-cell office:value-type="float" office:value="64566" calcext:value-type="float">
            <text:p>64566</text:p>
          </table:table-cell>
          <table:table-cell office:value-type="float" office:value="74436" calcext:value-type="float">
            <text:p>74436</text:p>
          </table:table-cell>
        </table:table-row>
        <table:table-row table:style-name="ro2">
          <table:table-cell office:value-type="string" calcext:value-type="string">
            <text:p><text:a xlink:href="javascript:sym(11986)" xlink:type="simple">Siraha</text:a></text:p>
          </table:table-cell>
          <table:table-cell office:value-type="string" calcext:value-type="string">
            <text:p>सिराहा</text:p>
          </table:table-cell>
          <table:table-cell office:value-type="float" office:value="2" calcext:value-type="float">
            <text:p>2</text:p>
          </table:table-cell>
          <table:table-cell office:value-type="float" office:value="75171" calcext:value-type="float">
            <text:p>75171</text:p>
          </table:table-cell>
          <table:table-cell office:value-type="float" office:value="82920" calcext:value-type="float">
            <text:p>82920</text:p>
          </table:table-cell>
          <table:table-cell office:value-type="float" office:value="95410" calcext:value-type="float">
            <text:p>95410</text:p>
          </table:table-cell>
        </table:table-row>
        <table:table-row table:style-name="ro2">
          <table:table-cell office:value-type="string" calcext:value-type="string">
            <text:p><text:a xlink:href="javascript:sym(38060)" xlink:type="simple">Sundarharaicha</text:a></text:p>
          </table:table-cell>
          <table:table-cell office:value-type="string" calcext:value-type="string">
            <text:p>सुन्दरहरैचा</text:p>
          </table:table-cell>
          <table:table-cell office:value-type="float" office:value="1" calcext:value-type="float">
            <text:p>1</text:p>
          </table:table-cell>
          <table:table-cell office:value-type="float" office:value="62221" calcext:value-type="float">
            <text:p>62221</text:p>
          </table:table-cell>
          <table:table-cell office:value-type="float" office:value="80621" calcext:value-type="float">
            <text:p>80621</text:p>
          </table:table-cell>
          <table:table-cell office:value-type="float" office:value="120213" calcext:value-type="float">
            <text:p>120213</text:p>
          </table:table-cell>
        </table:table-row>
        <table:table-row table:style-name="ro2">
          <table:table-cell office:value-type="string" calcext:value-type="string">
            <text:p><text:a xlink:href="javascript:sym(38066)" xlink:type="simple">Suryabinayak</text:a></text:p>
          </table:table-cell>
          <table:table-cell office:value-type="string" calcext:value-type="string">
            <text:p>सूर्यविनायक</text:p>
          </table:table-cell>
          <table:table-cell office:value-type="float" office:value="3" calcext:value-type="float">
            <text:p>3</text:p>
          </table:table-cell>
          <table:table-cell office:value-type="float" office:value="55744" calcext:value-type="float">
            <text:p>55744</text:p>
          </table:table-cell>
          <table:table-cell office:value-type="float" office:value="78845" calcext:value-type="float">
            <text:p>78845</text:p>
          </table:table-cell>
          <table:table-cell office:value-type="float" office:value="140085" calcext:value-type="float">
            <text:p>140085</text:p>
          </table:table-cell>
        </table:table-row>
        <table:table-row table:style-name="ro2">
          <table:table-cell office:value-type="string" calcext:value-type="string">
            <text:p><text:a xlink:href="javascript:sym(38068)" xlink:type="simple">Tarakeshwar</text:a></text:p>
          </table:table-cell>
          <table:table-cell office:value-type="string" calcext:value-type="string">
            <text:p>तारकेश्वर</text:p>
          </table:table-cell>
          <table:table-cell office:value-type="float" office:value="3" calcext:value-type="float">
            <text:p>3</text:p>
          </table:table-cell>
          <table:table-cell office:value-type="float" office:value="37268" calcext:value-type="float">
            <text:p>37268</text:p>
          </table:table-cell>
          <table:table-cell office:value-type="float" office:value="82060" calcext:value-type="float">
            <text:p>82060</text:p>
          </table:table-cell>
          <table:table-cell office:value-type="float" office:value="151479" calcext:value-type="float">
            <text:p>151479</text:p>
          </table:table-cell>
        </table:table-row>
        <table:table-row table:style-name="ro2">
          <table:table-cell office:value-type="string" calcext:value-type="string">
            <text:p><text:a xlink:href="javascript:sym(11980)" xlink:type="simple">Tikapur</text:a></text:p>
          </table:table-cell>
          <table:table-cell office:value-type="string" calcext:value-type="string">
            <text:p>टिकापुर</text:p>
          </table:table-cell>
          <table:table-cell office:value-type="float" office:value="7" calcext:value-type="float">
            <text:p>7</text:p>
          </table:table-cell>
          <table:table-cell office:value-type="float" office:value="59917" calcext:value-type="float">
            <text:p>59917</text:p>
          </table:table-cell>
          <table:table-cell office:value-type="float" office:value="76940" calcext:value-type="float">
            <text:p>76940</text:p>
          </table:table-cell>
          <table:table-cell office:value-type="float" office:value="89835" calcext:value-type="float">
            <text:p>89835</text:p>
          </table:table-cell>
        </table:table-row>
        <table:table-row table:style-name="ro2">
          <table:table-cell office:value-type="string" calcext:value-type="string">
            <text:p><text:a xlink:href="javascript:sym(38061)" xlink:type="simple">Tilottama</text:a></text:p>
          </table:table-cell>
          <table:table-cell office:value-type="string" calcext:value-type="string">
            <text:p>तिलोत्तम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..</text:p>
          </table:table-cell>
          <table:table-cell office:value-type="float" office:value="100438" calcext:value-type="float">
            <text:p>100438</text:p>
          </table:table-cell>
          <table:table-cell office:value-type="float" office:value="149479" calcext:value-type="float">
            <text:p>149479</text:p>
          </table:table-cell>
        </table:table-row>
        <table:table-row table:style-name="ro2">
          <table:table-cell office:value-type="string" calcext:value-type="string">
            <text:p><text:a xlink:href="javascript:sym(38072)" xlink:type="simple">Tokha</text:a></text:p>
          </table:table-cell>
          <table:table-cell office:value-type="string" calcext:value-type="string">
            <text:p>टोखा</text:p>
          </table:table-cell>
          <table:table-cell office:value-type="float" office:value="3" calcext:value-type="float">
            <text:p>3</text:p>
          </table:table-cell>
          <table:table-cell office:value-type="float" office:value="42308" calcext:value-type="float">
            <text:p>42308</text:p>
          </table:table-cell>
          <table:table-cell office:value-type="float" office:value="100780" calcext:value-type="float">
            <text:p>100780</text:p>
          </table:table-cell>
          <table:table-cell office:value-type="float" office:value="133755" calcext:value-type="float">
            <text:p>133755</text:p>
          </table:table-cell>
        </table:table-row>
        <table:table-row table:style-name="ro3">
          <table:table-cell office:value-type="string" calcext:value-type="string">
            <text:p><text:a xlink:href="javascript:sym(11971)" xlink:type="simple">Triyuga</text:a> (Gaighat)</text:p>
          </table:table-cell>
          <table:table-cell office:value-type="string" calcext:value-type="string">
            <text:p>त्रियुगा</text:p>
          </table:table-cell>
          <table:table-cell office:value-type="float" office:value="1" calcext:value-type="float">
            <text:p>1</text:p>
          </table:table-cell>
          <table:table-cell office:value-type="float" office:value="71131" calcext:value-type="float">
            <text:p>71131</text:p>
          </table:table-cell>
          <table:table-cell office:value-type="float" office:value="88967" calcext:value-type="float">
            <text:p>88967</text:p>
          </table:table-cell>
          <table:table-cell office:value-type="float" office:value="102725" calcext:value-type="float">
            <text:p>102725</text:p>
          </table:table-cell>
        </table:table-row>
        <table:table-row table:style-name="ro2">
          <table:table-cell office:value-type="string" calcext:value-type="string">
            <text:p><text:a xlink:href="javascript:sym(11985)" xlink:type="simple">Tulsipur</text:a></text:p>
          </table:table-cell>
          <table:table-cell office:value-type="string" calcext:value-type="string">
            <text:p>तुलसिपुर</text:p>
          </table:table-cell>
          <table:table-cell office:value-type="float" office:value="5" calcext:value-type="float">
            <text:p>5</text:p>
          </table:table-cell>
          <table:table-cell office:value-type="float" office:value="115759" calcext:value-type="float">
            <text:p>115759</text:p>
          </table:table-cell>
          <table:table-cell office:value-type="float" office:value="142869" calcext:value-type="float">
            <text:p>142869</text:p>
          </table:table-cell>
          <table:table-cell office:value-type="float" office:value="179755" calcext:value-type="float">
            <text:p>1797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09:43.873693900</meta:creation-date>
    <dc:date>2025-04-17T07:10:05.923098400</dc:date>
    <meta:editing-duration>PT22S</meta:editing-duration>
    <meta:editing-cycles>1</meta:editing-cycles>
    <meta:document-statistic meta:table-count="1" meta:cell-count="300" meta:object-count="0"/>
    <meta:generator>LibreOffice/25.2.2.2$Windows_X86_64 LibreOffice_project/7370d4be9e3cf6031a51beef54ff3bda878e3fac</meta:generator>
  </office:meta>
</office:document-meta>
</file>